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21" draw:style-name="gr2" svg:width="2.532cm" svg:height="0.546cm" svg:x="2.064cm" svg:y="0.06cm"><text:p text:style-name="P1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32" draw:style-name="gr2" svg:width="5.733cm" svg:height="0.782cm" svg:x="9.615cm" svg:y="0.162cm"><text:p>Начало блока печати пробе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0" draw:style-name="gr1" svg:width="0.142cm" svg:height="0.389cm" svg:x="3.233cm" svg:y="0.123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95"/></text:p>
      <text:p text:style-name="Standard"><draw:custom-shape text:anchor-type="paragraph" draw:z-index="1" draw:style-name="gr2" draw:text-style-name="P1" svg:width="4.504cm" svg:height="0.602cm" svg:x="1.177cm" svg:y="0.095cm"><text:p text:style-name="P1">Инфо-блок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33" draw:style-name="gr1" draw:text-style-name="P2" svg:width="0.144cm" svg:height="0.392cm" svg:x="12.584cm" svg:y="0.007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style-name="gr2" svg:width="6.413cm" svg:height="0.479cm" svg:x="9.474cm" svg:y="0.399cm"><text:p>объявление переменных char b,c,s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2" draw:style-name="gr1" svg:width="0.142cm" svg:height="0.389cm" svg:x="3.291cm" svg:y="0.21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5" draw:style-name="gr1" draw:text-style-name="P2" svg:width="0.144cm" svg:height="0.392cm" svg:x="12.584cm" svg:y="0.39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6" draw:style-name="gr2" draw:text-style-name="P1" svg:width="6.804cm" svg:height="0.946cm" svg:x="9.446cm" svg:y="0.318cm"><text:p text:style-name="P1">Присваивание переменным значений:</text:p><text:p text:style-name="P1">b=32; c=abs(stringNum);s=0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3" draw:style-name="gr2" draw:text-style-name="P1" svg:width="7.169cm" svg:height="0.479cm" svg:x="0.395cm" svg:y="0.157cm"><text:p text:style-name="P1">объявление переменной char stringNum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114" draw:style-name="gr1" svg:width="0.142cm" svg:height="0.447cm" svg:x="3.325cm" svg:y="0.051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7" draw:style-name="gr1" draw:text-style-name="P2" svg:width="0.144cm" svg:height="0.392cm" svg:x="12.557cm" svg:y="0.351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3" draw:style-name="gr3" draw:text-style-name="P1" svg:width="4.504cm" svg:height="0.35cm" svg:x="1.189cm" svg:y="0.011cm"><text:p text:style-name="P1">stringNum=-3</text:p></draw:rect><draw:custom-shape text:anchor-type="paragraph" draw:z-index="23" draw:style-name="gr1" svg:width="0.142cm" svg:height="0.526cm" svg:x="3.339cm" svg:y="0.36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8" draw:style-name="gr2" draw:text-style-name="P1" svg:width="6.413cm" svg:height="0.479cm" svg:x="9.499cm" svg:y="0.307cm"><text:p text:style-name="P1">объявление переменной char i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2" svg:width="3.116cm" svg:height="0.93cm" svg:x="1.859cm" svg:y="0.335cm"><text:p>stringNum&lt;4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16" draw:style-name="gr5" draw:text-style-name="P2" svg:width="0.683cm" svg:height="0.489cm" svg:x="1.744cm" svg:y="0.143cm"><draw:text-box><text:p><text:span text:style-name="T1">нет</text:span></text:p></draw:text-box></draw:frame><draw:custom-shape text:anchor-type="paragraph" draw:z-index="117" draw:style-name="gr7" svg:width="2.874cm" svg:height="0.152cm" svg:x="3.48cm" svg:y="0.069cm"><text:p/><draw:enhanced-geometry svg:viewBox="0 0 21600 21600" draw:text-areas="?f7 ?f0 21600 ?f2" draw:type="left-arrow" draw:modifiers="6022.88828337875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16" draw:style-name="gr6" draw:text-style-name="P1" svg:x1="6.354cm" svg:y1="0.155cm" svg:x2="6.43cm" svg:y2="5.598cm"><text:p/></draw:line></text:p>
      <text:p text:style-name="Standard"><draw:custom-shape text:anchor-type="paragraph" draw:z-index="93" draw:style-name="gr1" draw:text-style-name="P2" svg:width="0.144cm" svg:height="0.458cm" svg:x="12.554cm" svg:y="0.298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1" draw:style-name="gr4" draw:text-style-name="P1" svg:x1="0.721cm" svg:y1="0.386cm" svg:x2="0.684cm" svg:y2="5.503cm"><text:p/></draw:line><draw:custom-shape text:anchor-type="paragraph" draw:z-index="14" draw:style-name="gr1" svg:width="1.163cm" svg:height="0.121cm" svg:x="0.721cm" svg:y="0.266cm"><text:p/><draw:enhanced-geometry svg:viewBox="0 0 21600 21600" draw:text-areas="?f7 ?f0 21600 ?f2" draw:type="left-arrow" draw:modifiers="5489.6069868995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92" draw:style-name="gr2" svg:width="6.402cm" svg:height="0.579cm" svg:x="9.529cm" svg:y="0.268cm"><text:p text:style-name="P1">Присвоение значения i=1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5" draw:style-name="gr5" svg:width="0.646cm" svg:height="0.489cm" svg:x="3.886cm" svg:y="0.034cm"><draw:text-box><text:p>да</text:p></draw:text-box></draw:frame><draw:custom-shape text:anchor-type="paragraph" draw:z-index="17" draw:style-name="gr1" svg:width="0.142cm" svg:height="0.262cm" svg:x="3.344cm" svg:y="0.261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9" draw:style-name="gr1" draw:text-style-name="P2" svg:width="0.144cm" svg:height="0.458cm" svg:x="12.554cm" svg:y="0.36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style-name="gr2" draw:text-style-name="P1" svg:width="4.49cm" svg:height="0.648cm" svg:x="1.252cm" svg:y="0.035cm"><text:p text:style-name="P1">Печать пробелов</text:p><draw:enhanced-geometry svg:viewBox="0 0 21600 21600" draw:text-areas="2540 0 19060 21600" draw:type="flowchart-predefined-process" draw:enhanced-path="M 0 0 L 21600 0 21600 21600 0 21600 Z N M 2540 0 L 2540 21600 N M 19060 0 L 19060 21600 N"/></draw:custom-shape></text:p>
      <text:p text:style-name="Standard"><draw:custom-shape text:anchor-type="paragraph" draw:z-index="43" draw:style-name="gr2" draw:text-style-name="P1" svg:width="3.116cm" svg:height="0.655cm" svg:x="11.102cm" svg:y="0.326cm"><text:p text:style-name="P1">i&lt;=c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50" draw:style-name="gr5" svg:width="0.833cm" svg:height="0.489cm" svg:x="10.423cm" svg:y="0.162cm"><draw:text-box><text:p>нет</text:p></draw:text-box></draw:frame><draw:custom-shape text:anchor-type="paragraph" draw:z-index="110" draw:style-name="gr7" svg:width="2.811cm" svg:height="0.089cm" svg:x="12.696cm" svg:y="0.03cm"><text:p/><draw:enhanced-geometry svg:viewBox="0 0 21600 21600" draw:text-areas="?f7 ?f0 21600 ?f2" draw:type="left-arrow" draw:modifiers="9126.7605633802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11" draw:style-name="gr6" draw:text-style-name="P1" svg:x1="15.506cm" svg:y1="0.03cm" svg:x2="15.557cm" svg:y2="3.519cm"><text:p/></draw:line><draw:custom-shape text:anchor-type="paragraph" draw:z-index="6" draw:style-name="gr1" svg:width="0.142cm" svg:height="0.389cm" svg:x="3.343cm" svg:y="0.196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45" draw:style-name="gr4" draw:text-style-name="P1" svg:x1="10.109cm" svg:y1="0.164cm" svg:x2="10.169cm" svg:y2="4.071cm"><text:p/></draw:line><draw:line text:anchor-type="paragraph" draw:z-index="47" draw:style-name="gr4" draw:text-style-name="P1" svg:x1="10.109cm" svg:y1="0.164cm" svg:x2="11.102cm" svg:y2="0.164cm"><text:p/></draw:line><draw:custom-shape text:anchor-type="paragraph" draw:z-index="5" draw:style-name="gr2" draw:text-style-name="P1" svg:width="4.562cm" svg:height="0.844cm" svg:x="1.226cm" svg:y="0.021cm"><text:p text:style-name="P1">Печать возрастающих </text:p><text:p text:style-name="P1">символов</text:p><draw:enhanced-geometry svg:viewBox="0 0 21600 21600" draw:text-areas="2540 0 19060 21600" draw:type="flowchart-predefined-process" draw:enhanced-path="M 0 0 L 21600 0 21600 21600 0 21600 Z N M 2540 0 L 2540 21600 N M 19060 0 L 19060 21600 N"/></draw:custom-shape></text:p>
      <text:p text:style-name="Standard"><draw:custom-shape text:anchor-type="paragraph" draw:z-index="48" draw:style-name="gr1" draw:text-style-name="P2" svg:width="0.119cm" svg:height="0.392cm" svg:x="12.585cm" svg:y="0.007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49" draw:style-name="gr5" svg:width="0.832cm" svg:height="0.489cm" svg:x="12.06cm" svg:y="0.007cm"><draw:text-box><text:p>да</text:p></draw:text-box></draw:frame><draw:custom-shape text:anchor-type="paragraph" draw:z-index="40" draw:style-name="gr2" draw:text-style-name="P1" svg:width="3.656cm" svg:height="0.479cm" svg:x="10.841cm" svg:y="0.452cm"><text:p text:style-name="P1">печать символа b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2" draw:style-name="gr1" draw:text-style-name="P2" svg:width="0.144cm" svg:height="0.392cm" svg:x="12.587cm" svg:y="0.443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2" draw:text-style-name="P1" svg:width="4.49cm" svg:height="0.844cm" svg:x="1.302cm" svg:y="0.081cm"><text:p text:style-name="P1">Печать убывающих </text:p><text:p text:style-name="P1">символов</text:p><draw:enhanced-geometry svg:viewBox="0 0 21600 21600" draw:text-areas="2540 0 19060 21600" draw:type="flowchart-predefined-process" draw:enhanced-path="M 0 0 L 21600 0 21600 21600 0 21600 Z N M 2540 0 L 2540 21600 N M 19060 0 L 19060 21600 N"/></draw:custom-shape></text:p>
      <text:p text:style-name="Standard"><draw:custom-shape text:anchor-type="paragraph" draw:z-index="41" draw:style-name="gr2" draw:text-style-name="P1" svg:width="3.656cm" svg:height="0.479cm" svg:x="10.814cm" svg:y="0.385cm"><text:p text:style-name="P1">b+=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1" draw:text-style-name="P2" svg:width="0.144cm" svg:height="0.392cm" svg:x="3.381cm" svg:y="0.33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95" draw:style-name="gr1" draw:text-style-name="P2" svg:width="0.144cm" svg:height="0.481cm" svg:x="12.499cm" svg:y="0.437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8" draw:style-name="gr3" draw:text-style-name="P1" svg:width="4.504cm" svg:height="0.352cm" svg:x="1.238cm" svg:y="0.236cm"><text:p text:style-name="P1">Печать новой строки</text:p></draw:rect></text:p>
      <text:p text:style-name="Standard"><draw:custom-shape text:anchor-type="paragraph" draw:z-index="94" draw:style-name="gr2" draw:text-style-name="P1" svg:width="3.656cm" svg:height="0.479cm" svg:x="10.802cm" svg:y="0.43cm"><text:p text:style-name="P1">i++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1" svg:width="0.142cm" svg:height="0.389cm" svg:x="3.408cm" svg:y="0.12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112" draw:style-name="gr6" draw:text-style-name="P1" svg:x1="14.4cm" svg:y1="0.111cm" svg:x2="15.557cm" svg:y2="0.111cm"><text:p/></draw:line><draw:rect text:anchor-type="paragraph" draw:z-index="9" draw:style-name="gr3" draw:text-style-name="P1" svg:width="4.506cm" svg:height="0.352cm" svg:x="1.224cm" svg:y="0.021cm"><text:p text:style-name="P1">stringNum++</text:p></draw:rect><draw:line text:anchor-type="paragraph" draw:z-index="115" draw:style-name="gr6" draw:text-style-name="P1" svg:x1="5.729cm" svg:y1="0.219cm" svg:x2="6.429cm" svg:y2="0.244cm"><text:p/></draw:line></text:p>
      <text:p text:style-name="Standard"><draw:custom-shape text:anchor-type="paragraph" draw:z-index="18" draw:style-name="gr1" svg:width="2.797cm" svg:height="0.082cm" svg:x="0.684cm" svg:y="0.067cm"><text:p/><draw:enhanced-geometry svg:viewBox="0 0 21600 21600" draw:text-areas="0 ?f0 ?f5 ?f2" draw:type="right-arrow" draw:modifiers="18015.87174348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1" svg:width="0.142cm" svg:height="0.389cm" svg:x="3.408cm" svg:y="0.148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44" draw:style-name="gr1" draw:text-style-name="P2" svg:width="0.144cm" svg:height="0.392cm" svg:x="12.575cm" svg:y="0.176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6" draw:style-name="gr1" svg:width="2.495cm" svg:height="0.115cm" svg:x="10.169cm" svg:y="0.062cm"><text:p/><draw:enhanced-geometry svg:viewBox="0 0 21600 21600" draw:text-areas="0 ?f0 ?f5 ?f2" draw:type="right-arrow" draw:modifiers="18002.45733788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9" draw:style-name="gr3" draw:text-style-name="P1" svg:width="2.7cm" svg:height="0.565cm" svg:x="2.185cm" svg:y="0.104cm"><text:p text:style-name="P1">Пауза</text:p></draw:rect></text:p>
      <text:p text:style-name="Standard"><draw:custom-shape text:anchor-type="paragraph" draw:z-index="51" draw:style-name="gr2" svg:width="5.733cm" svg:height="0.782cm" svg:x="9.813cm" svg:y="0.106cm"><text:p>Конец блока печати пробе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0" draw:style-name="gr1" svg:width="0.144cm" svg:height="0.389cm" svg:x="3.381cm" svg:y="0.182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2" draw:style-name="gr2" draw:text-style-name="P1" svg:width="2.532cm" svg:height="0.546cm" svg:x="2.122cm" svg:y="0.064cm"><text:p text:style-name="P1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25" draw:style-name="gr2" draw:text-style-name="P3" svg:width="3.391cm" svg:height="0.706cm" svg:x="11.852cm" svg:y="0.166cm"><text:p text:style-name="P1"><text:span text:style-name="T2">Начало инфо-блока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26" draw:style-name="gr1" svg:width="0.144cm" svg:height="0.389cm" svg:x="13.492cm" svg:y="0.385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rect text:anchor-type="paragraph" draw:z-index="27" draw:style-name="gr3" draw:text-style-name="P1" svg:width="3.126cm" svg:height="0.565cm" svg:x="12.04cm" svg:y="0.325cm"><text:p text:style-name="P1">Смена кодировки</text:p></draw:rect></text:p>
      <text:p text:style-name="Standard"><draw:custom-shape text:anchor-type="paragraph" draw:z-index="28" draw:style-name="gr1" svg:width="0.144cm" svg:height="0.389cm" svg:x="13.48cm" svg:y="0.402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rect text:anchor-type="paragraph" draw:z-index="29" draw:style-name="gr3" draw:text-style-name="P1" svg:width="4.474cm" svg:height="1.038cm" svg:x="11.425cm" svg:y="0.344cm"><text:p text:style-name="P1">Информация о заданиии,</text:p><text:p text:style-name="P1">и авторе</text:p></draw:rect></text:p>
      <text:p text:style-name="Standard"/>
      <text:p text:style-name="Standard"><draw:custom-shape text:anchor-type="paragraph" draw:z-index="31" draw:style-name="gr1" svg:width="0.144cm" svg:height="0.389cm" svg:x="13.455cm" svg:y="0.407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0" draw:style-name="gr2" draw:text-style-name="P3" svg:width="3.391cm" svg:height="0.706cm" svg:x="11.926cm" svg:y="0.254cm"><text:p text:style-name="P1"><text:span text:style-name="T2">Конец инфо-блока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><draw:custom-shape text:anchor-type="paragraph" draw:z-index="69" draw:style-name="gr2" draw:text-style-name="P1" svg:width="5.733cm" svg:height="0.782cm" svg:x="10.986cm" svg:y="0.393cm"><text:p text:style-name="P1">Начало блока печати</text:p><text:p text:style-name="P1">убыв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89" draw:style-name="gr2" draw:text-style-name="P1" svg:width="5.733cm" svg:height="0.782cm" svg:x="1.803cm" svg:y="0.22cm"><text:p text:style-name="P1">Начало блока печати</text:p><text:p text:style-name="P1">возраст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57" draw:style-name="gr1" draw:text-style-name="P2" svg:width="0.144cm" svg:height="0.458cm" svg:x="13.631cm" svg:y="0.249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2" draw:style-name="gr2" svg:width="6.413cm" svg:height="0.479cm" svg:x="10.46cm" svg:y="0.219cm"><text:p>объявление переменных char b,c,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2" draw:style-name="gr2" svg:width="6.413cm" svg:height="0.479cm" svg:x="1.402cm" svg:y="0.453cm"><text:p>объявление переменных char b,c,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5" draw:style-name="gr1" draw:text-style-name="P2" svg:width="0.144cm" svg:height="0.392cm" svg:x="4.517cm" svg:y="0.06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1" draw:style-name="gr1" draw:text-style-name="P2" svg:width="0.144cm" svg:height="0.816cm" svg:x="13.605cm" svg:y="0.21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3" draw:style-name="gr1" draw:text-style-name="P2" svg:width="0.144cm" svg:height="0.69cm" svg:x="4.546cm" svg:y="0.019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4" draw:style-name="gr2" draw:text-style-name="P1" svg:width="8.453cm" svg:height="0.946cm" svg:x="9.606cm" svg:y="0.051cm"><text:p text:style-name="P1">Присваивание переменным значений:</text:p><text:p text:style-name="P1">b='B'; c=3-abs(stringNum);s=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4" draw:style-name="gr2" draw:text-style-name="P1" svg:width="8.453cm" svg:height="0.946cm" svg:x="0.586cm" svg:y="0.288cm"><text:p text:style-name="P1">Присваивание переменным значений:</text:p><text:p text:style-name="P1">b='D'-abs(stringNum); c=4-abs(stringNum);s=-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><draw:custom-shape text:anchor-type="paragraph" draw:z-index="55" draw:style-name="gr1" draw:text-style-name="P2" svg:width="0.144cm" svg:height="0.392cm" svg:x="13.578cm" svg:y="0.065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0" draw:style-name="gr1" draw:text-style-name="P2" svg:width="0.144cm" svg:height="0.378cm" svg:x="4.706cm" svg:y="0.298cm"><text:p/><draw:enhanced-geometry svg:viewBox="0 0 21600 21600" draw:text-areas="?f0 0 ?f2 ?f5" draw:type="down-arrow" draw:modifiers="10046.51162790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6" draw:style-name="gr2" draw:text-style-name="P1" svg:width="6.413cm" svg:height="0.479cm" svg:x="10.407cm" svg:y="0.026cm"><text:p text:style-name="P1">объявление переменной char i=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6" draw:style-name="gr1" draw:text-style-name="P2" svg:width="0.144cm" svg:height="0.392cm" svg:x="13.563cm" svg:y="0.48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6" draw:style-name="gr2" draw:text-style-name="P1" svg:width="6.413cm" svg:height="0.479cm" svg:x="1.448cm" svg:y="0.189cm"><text:p text:style-name="P1">объявление переменной char i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97" draw:style-name="gr1" draw:text-style-name="P2" svg:width="0.144cm" svg:height="0.378cm" svg:x="4.644cm" svg:y="0.185cm"><text:p/><draw:enhanced-geometry svg:viewBox="0 0 21600 21600" draw:text-areas="?f0 0 ?f2 ?f5" draw:type="down-arrow" draw:modifiers="10046.51162790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0" draw:style-name="gr2" draw:text-style-name="P1" svg:width="6.402cm" svg:height="0.579cm" svg:x="10.31cm" svg:y="0.386cm"><text:p text:style-name="P1">Присвоение значения i=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96" draw:style-name="gr2" draw:text-style-name="P1" svg:width="6.402cm" svg:height="0.579cm" svg:x="1.515cm" svg:y="0.076cm"><text:p text:style-name="P1">Присвоение значения i=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1" draw:style-name="gr1" draw:text-style-name="P2" svg:width="0.144cm" svg:height="0.392cm" svg:x="13.526cm" svg:y="0.409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82" draw:style-name="gr1" draw:text-style-name="P2" svg:width="0.144cm" svg:height="0.392cm" svg:x="4.618cm" svg:y="0.168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7" draw:style-name="gr5" svg:width="0.833cm" svg:height="0.489cm" svg:x="2.372cm" svg:y="0.467cm"><draw:text-box><text:p>нет</text:p></draw:text-box></draw:frame><draw:custom-shape text:anchor-type="paragraph" draw:z-index="61" draw:style-name="gr2" draw:text-style-name="P1" svg:width="3.116cm" svg:height="0.648cm" svg:x="12.079cm" svg:y="0.314cm"><text:p text:style-name="P1">i&lt;=c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68" draw:style-name="gr5" svg:width="0.833cm" svg:height="0.489cm" svg:x="11.966cm" svg:y="0.092cm"><draw:text-box><text:p>нет</text:p></draw:text-box></draw:frame><draw:line text:anchor-type="paragraph" draw:z-index="105" draw:style-name="gr6" draw:text-style-name="P1" svg:x1="7.488cm" svg:y1="0.362cm" svg:x2="7.539cm" svg:y2="3.851cm"><text:p/></draw:line><draw:custom-shape text:anchor-type="paragraph" draw:z-index="106" draw:style-name="gr7" svg:width="2.811cm" svg:height="0.089cm" svg:x="4.678cm" svg:y="0.259cm"><text:p/><draw:enhanced-geometry svg:viewBox="0 0 21600 21600" draw:text-areas="?f7 ?f0 21600 ?f2" draw:type="left-arrow" draw:modifiers="9126.7605633802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7" draw:style-name="gr7" svg:width="2.811cm" svg:height="0.089cm" svg:x="13.668cm" svg:y="0.127cm"><text:p/><draw:enhanced-geometry svg:viewBox="0 0 21600 21600" draw:text-areas="?f7 ?f0 21600 ?f2" draw:type="left-arrow" draw:modifiers="9126.7605633802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08" draw:style-name="gr6" draw:text-style-name="P1" svg:x1="16.478cm" svg:y1="0.215cm" svg:x2="16.529cm" svg:y2="3.704cm"><text:p/></draw:line></text:p>
      <text:p text:style-name="Standard"><draw:custom-shape text:anchor-type="paragraph" draw:z-index="60" draw:style-name="gr1" draw:text-style-name="P2" svg:width="0.144cm" svg:height="0.65cm" svg:x="13.55cm" svg:y="0.28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1" draw:style-name="gr2" draw:text-style-name="P1" svg:width="3.116cm" svg:height="0.93cm" svg:x="3.12cm" svg:y="0.021cm"><text:p text:style-name="P1">i&lt;=c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91" draw:style-name="gr4" draw:text-style-name="P1" svg:x1="1.965cm" svg:y1="0.473cm" svg:x2="1.965cm" svg:y2="4.452cm"><text:p/></draw:line><draw:line text:anchor-type="paragraph" draw:z-index="84" draw:style-name="gr4" draw:text-style-name="P1" svg:x1="1.965cm" svg:y1="0.473cm" svg:x2="3.12cm" svg:y2="0.469cm"><text:p/></draw:line><draw:frame text:anchor-type="paragraph" draw:z-index="67" draw:style-name="gr5" svg:width="0.832cm" svg:height="0.489cm" svg:x="13.954cm" svg:y="0.415cm"><draw:text-box><text:p>да</text:p></draw:text-box></draw:frame><draw:line text:anchor-type="paragraph" draw:z-index="65" draw:style-name="gr4" draw:text-style-name="P1" svg:x1="11.148cm" svg:y1="0.168cm" svg:x2="12.141cm" svg:y2="0.168cm"><text:p/></draw:line><draw:line text:anchor-type="paragraph" draw:z-index="63" draw:style-name="gr4" draw:text-style-name="P1" svg:x1="11.148cm" svg:y1="0.168cm" svg:x2="11.111cm" svg:y2="4.149cm"><text:p/></draw:line></text:p>
      <text:p text:style-name="Standard"><draw:frame text:anchor-type="paragraph" draw:z-index="86" draw:style-name="gr5" svg:width="0.832cm" svg:height="0.489cm" svg:x="4.822cm" svg:y="0.351cm"><draw:text-box><text:p>да</text:p></draw:text-box></draw:frame><draw:custom-shape text:anchor-type="paragraph" draw:z-index="58" draw:style-name="gr2" draw:text-style-name="P1" svg:width="3.656cm" svg:height="0.479cm" svg:x="11.802cm" svg:y="0.45cm"><text:p text:style-name="P1">печать символа b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77" draw:style-name="gr1" draw:text-style-name="P2" svg:width="0.144cm" svg:height="0.458cm" svg:x="4.586cm" svg:y="0.002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8" draw:style-name="gr2" draw:text-style-name="P1" svg:width="3.656cm" svg:height="0.479cm" svg:x="2.769cm" svg:y="0.45cm"><text:p text:style-name="P1">печать символа b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75" draw:style-name="gr1" draw:text-style-name="P2" svg:width="0.144cm" svg:height="0.392cm" svg:x="4.558cm" svg:y="0.386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9" draw:style-name="gr2" draw:text-style-name="P1" svg:width="3.656cm" svg:height="0.479cm" svg:x="11.777cm" svg:y="0.406cm"><text:p text:style-name="P1">b+=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2" draw:style-name="gr1" draw:text-style-name="P2" svg:width="0.124cm" svg:height="0.392cm" svg:x="13.578cm" svg:y="0.014cm"><text:p/><draw:enhanced-geometry svg:viewBox="0 0 21600 21600" draw:mirror-horizontal="true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9" draw:style-name="gr2" draw:text-style-name="P1" svg:width="3.656cm" svg:height="0.479cm" svg:x="2.743cm" svg:y="0.335cm"><text:p text:style-name="P1">b+=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2" draw:style-name="gr1" draw:text-style-name="P2" svg:width="0.124cm" svg:height="0.392cm" svg:x="13.578cm" svg:y="0.478cm"><text:p/><draw:enhanced-geometry svg:viewBox="0 0 21600 21600" draw:mirror-horizontal="true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99" draw:style-name="gr1" draw:text-style-name="P2" svg:width="0.144cm" svg:height="0.392cm" svg:x="4.521cm" svg:y="0.326cm"><text:p/><draw:enhanced-geometry svg:viewBox="0 0 21600 21600" draw:text-areas="?f0 0 ?f2 ?f5" draw:type="down-arrow" draw:modifiers="9686.0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3" draw:style-name="gr2" draw:text-style-name="P1" svg:width="3.656cm" svg:height="0.479cm" svg:x="11.76cm" svg:y="0.427cm"><text:p text:style-name="P1">i++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98" draw:style-name="gr2" draw:text-style-name="P1" svg:width="3.656cm" svg:height="0.479cm" svg:x="2.727cm" svg:y="0.212cm"><text:p text:style-name="P1">i++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04" draw:style-name="gr6" draw:text-style-name="P1" svg:x1="6.382cm" svg:y1="0.443cm" svg:x2="7.539cm" svg:y2="0.443cm"><text:p/></draw:line><draw:line text:anchor-type="paragraph" draw:z-index="109" draw:style-name="gr6" draw:text-style-name="P1" svg:x1="15.321cm" svg:y1="0.198cm" svg:x2="16.478cm" svg:y2="0.198cm"><text:p/></draw:line></text:p>
      <text:p text:style-name="Standard"/>
      <text:p text:style-name="Standard"><draw:custom-shape text:anchor-type="paragraph" draw:z-index="83" draw:style-name="gr1" svg:width="2.495cm" svg:height="0.115cm" svg:x="1.965cm" svg:y="0.443cm"><text:p/><draw:enhanced-geometry svg:viewBox="0 0 21600 21600" draw:text-areas="0 ?f0 ?f5 ?f2" draw:type="right-arrow" draw:modifiers="18002.45733788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4" draw:style-name="gr1" svg:width="2.495cm" svg:height="0.115cm" svg:x="11.111cm" svg:y="0.254cm"><text:p/><draw:enhanced-geometry svg:viewBox="0 0 21600 21600" draw:text-areas="0 ?f0 ?f5 ?f2" draw:type="right-arrow" draw:modifiers="18002.45733788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3" draw:style-name="gr1" draw:text-style-name="P2" svg:width="0.144cm" svg:height="0.791cm" svg:x="13.552cm" svg:y="0.40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90" draw:style-name="gr1" draw:text-style-name="P2" svg:width="0.144cm" svg:height="0.731cm" svg:x="4.459cm" svg:y="0.041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88" draw:style-name="gr2" draw:text-style-name="P1" svg:width="5.733cm" svg:height="0.782cm" svg:x="1.573cm" svg:y="0.342cm"><text:p text:style-name="P1">Конец блока печати</text:p><text:p text:style-name="P1">возраст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0" draw:style-name="gr2" draw:text-style-name="P1" svg:width="5.733cm" svg:height="0.782cm" svg:x="10.571cm" svg:y="0.3cm"><text:p text:style-name="P1">Конец блока печати</text:p><text:p text:style-name="P1">убыв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.092cm" fo:margin-left="0.026cm" fo:margin-right="0.54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5M30S</meta:editing-duration>
    <meta:editing-cycles>11</meta:editing-cycles>
    <meta:generator>OpenOffice/4.1.1$Win32 OpenOffice.org_project/411m6$Build-9775</meta:generator>
    <dc:date>2017-01-07T19:44:00.72</dc:date>
    <dc:creator>Alex Lasher</dc:creator>
    <meta:document-statistic meta:table-count="0" meta:image-count="0" meta:object-count="0" meta:page-count="1" meta:paragraph-count="1" meta:word-count="0" meta:character-count="96"/>
    <meta:user-defined meta:name="Info 1"/>
    <meta:user-defined meta:name="Info 2"/>
    <meta:user-defined meta:name="Info 3"/>
    <meta:user-defined meta:name="Info 4"/>
  </office:meta>
</office:document-meta>
</file>